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officeooo:paragraph-rsid="00141f0a"/>
    </style:style>
    <style:style style:name="P3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style:text-position="33% 80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844e4"/>
    </style:style>
    <text:list-style style:name="L1">
      <text:list-level-style-number text:level="1" text:style-name="Numbering_20_Symbols" style:num-suffix="." style:num-format="I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03039830" text:style-name="L1">
        <text:list-item>
          <text:p text:style-name="P3">La classe Point2D en php : </text:p>
          <text:list>
            <text:list-item>
              <text:p text:style-name="P3">Créer la classe Point2D caractérisée par 2 coordonnées <text:span text:style-name="T3">x</text:span>,y. </text:p>
            </text:list-item>
            <text:list-item>
              <text:p text:style-name="P3">Définir les accesseurs ,et le constructeur d’initialisation. </text:p>
            </text:list-item>
            <text:list-item>
              <text:p text:style-name="P3">Ajouter à la classe la fonction magique __toString qui permet d’afficher les propriétés d’un objet Point2D sous la forme: <text:span text:style-name="Strong_20_Emphasis">Point(x = 10, y = 3)</text:span> </text:p>
            </text:list-item>
            <text:list-item>
              <text:p text:style-name="P3">Ajouter à la classe une méthode bouger prenant en paramètre les deux réels dx et dy et qui permet de translater le point vers le point x+dx ,y+dy. </text:p>
            </text:list-item>
          </text:list>
        </text:list-item>
        <text:list-item>
          <text:p text:style-name="P3">La classe abstraite Forme en php : </text:p>
          <text:list>
            <text:list-item>
              <text:p text:style-name="P3">La classe Forme possède un centre de type Point2D et un id. </text:p>
            </text:list-item>
            <text:list-item>
              <text:p text:style-name="P3">Lors de la création d’une Forme , son id est incrémenté selon le nombre de Formes créés.<text:bookmark text:name="copylink"/></text:p>
            </text:list-item>
            <text:list-item>
              <text:p text:style-name="P3">Ajouter à la classe les deux méthodes abstraites surface() et périmètre(). </text:p>
            </text:list-item>
            <text:list-item>
              <text:p text:style-name="P3">Ajouter la méthode bouger() qui fait tout simplement appelle à la méthode bouger() de son centre. </text:p>
            </text:list-item>
          </text:list>
        </text:list-item>
        <text:list-item>
          <text:p text:style-name="P3">La classe Rectangle en php : </text:p>
          <text:list>
            <text:list-item>
              <text:p text:style-name="P3">Créer la classe Rectangle dérivée de la classe Forme et caractérisée par deux attributs: largeur et longueur . </text:p>
            </text:list-item>
            <text:list-item>
              <text:p text:style-name="P3">Ajouter les accesseurs et un constructeur d’initialisation à la classe. </text:p>
            </text:list-item>
            <text:list-item>
              <text:p text:style-name="P3">Définir la méthode surface qui renvoie la surface d’un objet rectangle: largeur*longueur. </text:p>
            </text:list-item>
            <text:list-item>
              <text:p text:style-name="P3">Définir la méthode périmètre qui renvoie le périmètre d’un objet rectangle: 2*(largeur+longueur). </text:p>
            </text:list-item>
            <text:list-item>
              <text:p text:style-name="P1">La méthode __toString() représente chaque rectangle sous la forme : </text:p>
              <text:p text:style-name="P2"><text:span text:style-name="Strong_20_Emphasis">{Rectangle :1 //1 est l'id de la forme  <text:line-break/>Centre:Point(x=2, y=3)<text:line-break/>Largeur:1<text:line-break/>Longueur:2</text:span><text:line-break/><text:span text:style-name="Strong_20_Emphasis">surface:2</text:span><text:line-break/><text:span text:style-name="Strong_20_Emphasis">perimetre:6</text:span><text:line-break/><text:span text:style-name="Strong_20_Emphasis">}</text:span></text:p>
            </text:list-item>
          </text:list>
        </text:list-item>
        <text:list-item>
          <text:p text:style-name="P3">La classe Cercle: </text:p>
          <text:list>
            <text:list-item>
              <text:p text:style-name="P3">Créer la classe Cercle qui hérite de la classe Forme et qui possède en plus un rayon. </text:p>
            </text:list-item>
            <text:list-item>
              <text:p text:style-name="P3">Ajouter les accesseurs et un constructeur d’initialisation . </text:p>
            </text:list-item>
            <text:list-item>
              <text:p text:style-name="P3">Définir la méthode surface qui renvoie la surface d’un objet cercle: π*r<text:span text:style-name="T1">2</text:span> </text:p>
            </text:list-item>
            <text:list-item>
              <text:p text:style-name="P3">Définir la méthode périmètre qui renvoie le périmètre d’un objet rectangle: 2 *π*r </text:p>
            </text:list-item>
            <text:list-item>
              <text:p text:style-name="P3">La méthode __toString() représente chaque cercle sous la forme: {Cercle :2<text:line-break/><text:span text:style-name="Strong_20_Emphasis">{Cercle :2</text:span><text:line-break/><text:span text:style-name="Strong_20_Emphasis">Centre:Point(x=3, y=3)</text:span><text:line-break/><text:span text:style-name="Strong_20_Emphasis">Rayon:2</text:span><text:line-break/><text:span text:style-name="Strong_20_Emphasis">surface:12.57</text:span><text:line-break/><text:span text:style-name="Strong_20_Emphasis">perimetre:12.57</text:span><text:line-break/><text:span text:style-name="Strong_20_Emphasis">}</text:span> </text:p>
            </text:list-item>
          </text:list>
        </text:list-item>
        <text:list-item>
          <text:p text:style-name="P3">La classe Carré: </text:p>
          <text:list>
            <text:list-item>
              <text:p text:style-name="P3">Créer la classe Carré qui hérite de la classe Rectangle (un carré est un rectangle avec largeur = longueur). </text:p>
            </text:list-item>
            <text:list-item>
              <text:p text:style-name="P3">La classe Carré ne pourra pas être dérivée. </text:p>
            </text:list-item>
            <text:list-item>
              <text:p text:style-name="P3">Attribuer à la classe un constructeur d’initialisation . </text:p>
            </text:list-item>
            <text:list-item>
              <text:p text:style-name="P3">La méthode __toString() représente chaque carré sous la forme:<text:line-break/><text:span text:style-name="T2">{Carre :3<text:line-break/>Centre:Point(x=3, y=3)<text:line-break/>Longueur:1<text:line-break/>surface:1<text:line-break/>perimetre:4<text:line-break/>} </text:span></text:p>
            </text:list-item>
          </text:list>
        </text:list-item>
        <text:list-item>
          <text:p text:style-name="P3">Ecrire un script de Test: </text:p>
          <text:p text:style-name="P3">{Rectangle :1<text:line-break/><text:tab/>Centre:Point(x=2, y=3)<text:line-break/>Largeur:1<text:line-break/>Longueur:2<text:line-break/>surface:2<text:line-break/>perimetre:6<text:line-break/>}</text:p>
          <text:p text:style-name="P3">{Cercle :2<text:line-break/>Centre:Point(x=1, y=2)<text:line-break/>Rayon:2<text:line-break/>surface:12.57<text:line-break/>perimetre:12.57<text:line-break/>}</text:p>
          <text:p text:style-name="P3">//Après déplacement du cercle par (dx=2,dy=1)</text:p>
          <text:p text:style-name="P3">{Cercle :2<text:line-break/>Centre:Point(x=3, y=3)<text:line-break/>Rayon:2<text:line-break/>surface:12.57<text:line-break/>perimetre:12.57<text:line-break/>}</text:p>
          <text:p text:style-name="P1">{Carre :3<text:line-break/>Centre:Point(x=3, y=3)<text:line-break/>Longueur:1<text:line-break/>surface:1<text:line-break/>perimetre:4<text:line-break/>}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9T12:04:57.701139607</meta:creation-date>
    <dc:date>2020-09-10T11:22:38.225815075</dc:date>
    <meta:editing-duration>PT2H15M50S</meta:editing-duration>
    <meta:editing-cycles>3</meta:editing-cycles>
    <meta:generator>LibreOffice/6.1.5.2$Linux_X86_64 LibreOffice_project/10$Build-2</meta:generator>
    <meta:document-statistic meta:table-count="0" meta:image-count="0" meta:object-count="0" meta:page-count="1" meta:paragraph-count="34" meta:word-count="420" meta:character-count="2626" meta:non-whitespace-character-count="2238"/>
  </office:meta>
</office:document-meta>
</file>